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arne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Order Cod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rnell Sub</text:p>
          </table:table-cell>
          <table:table-cell table:style-name="ce1" office:value-type="string" calcext:value-type="string">
            <text:p>Digikey Sub</text:p>
          </table:table-cell>
        </table:table-row>
        <table:table-row table:style-name="ro1">
          <table:table-cell office:value-type="float" office:value="1652742" calcext:value-type="float">
            <text:p>1652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0 0402</text:p>
          </table:table-cell>
          <table:table-cell table:style-name="Default"/>
          <table:table-cell/>
        </table:table-row>
        <table:table-row table:style-name="ro1">
          <table:table-cell office:value-type="float" office:value="9238379" calcext:value-type="float">
            <text:p>9238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120 0603-L</text:p>
          </table:table-cell>
          <table:table-cell table:style-name="Default"/>
          <table:table-cell/>
        </table:table-row>
        <table:table-row table:style-name="ro1">
          <table:table-cell office:value-type="float" office:value="2112101" calcext:value-type="float">
            <text:p>2112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LED SIL-254P-02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2496882" calcext:value-type="float">
            <text:p>24968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x 1n 0603-L</text:p>
          </table:table-cell>
          <table:table-cell table:style-name="ce2" office:value-type="float" office:value="2581037" calcext:value-type="float">
            <text:p>2581037</text:p>
          </table:table-cell>
          <table:table-cell table:style-name="ce4"/>
        </table:table-row>
        <table:table-row table:style-name="ro1">
          <table:table-cell table:style-name="ce2" office:value-type="float" office:value="9238603" calcext:value-type="float">
            <text:p>9238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x 10K 0603-L</text:p>
          </table:table-cell>
          <table:table-cell office:value-type="float" office:value="1469749" calcext:value-type="float">
            <text:p>1469749</text:p>
          </table:table-cell>
          <table:table-cell/>
        </table:table-row>
        <table:table-row table:style-name="ro1">
          <table:table-cell office:value-type="float" office:value="2368169" calcext:value-type="float">
            <text:p>2368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 ESD_DIODE 0402-L</text:p>
          </table:table-cell>
          <table:table-cell table:number-columns-repeated="2"/>
        </table:table-row>
        <table:table-row table:style-name="ro1">
          <table:table-cell table:style-name="ce2" office:value-type="float" office:value="2376932" calcext:value-type="float">
            <text:p>23769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ADP3335 MSOP-8</text:p>
          </table:table-cell>
          <table:table-cell/>
          <table:table-cell table:style-name="ce1" office:value-type="string" calcext:value-type="string">
            <text:p>ADP3335ARMZ-1.8-R7CT-ND</text:p>
          </table:table-cell>
        </table:table-row>
        <table:table-row table:style-name="ro1">
          <table:table-cell office:value-type="float" office:value="9287787" calcext:value-type="float">
            <text:p>92877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Case None</text:p>
          </table:table-cell>
          <table:table-cell/>
          <table:table-cell table:style-name="ce1" office:value-type="string" calcext:value-type="string">
            <text:p>HM1496-ND</text:p>
          </table:table-cell>
        </table:table-row>
        <table:table-row table:style-name="ro1">
          <table:table-cell table:style-name="ce2" office:value-type="float" office:value="1865556" calcext:value-type="float">
            <text:p>18655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5x 1u 0603-L</text:p>
          </table:table-cell>
          <table:table-cell office:value-type="float" office:value="2533941" calcext:value-type="float">
            <text:p>2533941</text:p>
          </table:table-cell>
          <table:table-cell/>
        </table:table-row>
        <table:table-row table:style-name="ro1">
          <table:table-cell office:value-type="float" office:value="2496790" calcext:value-type="float">
            <text:p>2496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10p 0402</text:p>
          </table:table-cell>
          <table:table-cell table:number-columns-repeated="2"/>
        </table:table-row>
        <table:table-row table:style-name="ro1">
          <table:table-cell office:value-type="float" office:value="2067775" calcext:value-type="float">
            <text:p>2067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ADP3335 MSOP-8</text:p>
          </table:table-cell>
          <table:table-cell table:number-columns-repeated="2"/>
        </table:table-row>
        <table:table-row table:style-name="ro1">
          <table:table-cell office:value-type="float" office:value="2063740" calcext:value-type="float">
            <text:p>2063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USB-B USB-B-SKT</text:p>
          </table:table-cell>
          <table:table-cell table:number-columns-repeated="2"/>
        </table:table-row>
        <table:table-row table:style-name="ro1">
          <table:table-cell table:style-name="ce2" office:value-type="float" office:value="2496834" calcext:value-type="float">
            <text:p>24968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9x 100n 0603-L</text:p>
          </table:table-cell>
          <table:table-cell/>
          <table:table-cell table:style-name="ce5" office:value-type="string" calcext:value-type="string">
            <text:p>445-5201-1-ND</text:p>
          </table:table-cell>
        </table:table-row>
        <table:table-row table:style-name="ro1">
          <table:table-cell office:value-type="float" office:value="1343086" calcext:value-type="float">
            <text:p>1343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27nH 0402</text:p>
          </table:table-cell>
          <table:table-cell table:number-columns-repeated="2"/>
        </table:table-row>
        <table:table-row table:style-name="ro1">
          <table:table-cell office:value-type="float" office:value="2525102" calcext:value-type="float">
            <text:p>2525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4u7 0603</text:p>
          </table:table-cell>
          <table:table-cell table:number-columns-repeated="2"/>
        </table:table-row>
        <table:table-row table:style-name="ro1">
          <table:table-cell office:value-type="float" office:value="2064363" calcext:value-type="float">
            <text:p>2064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STM32F405RxTx </text:p>
          </table:table-cell>
          <table:table-cell table:number-columns-repeated="2"/>
        </table:table-row>
        <table:table-row table:style-name="ro1">
          <table:table-cell office:value-type="float" office:value="1758879" calcext:value-type="float">
            <text:p>175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1u 0402</text:p>
          </table:table-cell>
          <table:table-cell table:number-columns-repeated="2"/>
        </table:table-row>
        <table:table-row table:style-name="ro1">
          <table:table-cell office:value-type="float" office:value="2290328" calcext:value-type="float">
            <text:p>2290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LED 0603-LED</text:p>
          </table:table-cell>
          <table:table-cell table:number-columns-repeated="2"/>
        </table:table-row>
        <table:table-row table:style-name="ro1">
          <table:table-cell table:style-name="ce2" office:value-type="float" office:value="2496771" calcext:value-type="float">
            <text:p>24967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100n 0402</text:p>
          </table:table-cell>
          <table:table-cell office:value-type="float" office:value="2773074" calcext:value-type="float">
            <text:p>2773074</text:p>
          </table:table-cell>
          <table:table-cell/>
        </table:table-row>
        <table:table-row table:style-name="ro1">
          <table:table-cell office:value-type="float" office:value="2502502" calcext:value-type="float">
            <text:p>2502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10k 0402</text:p>
          </table:table-cell>
          <table:table-cell table:number-columns-repeated="2"/>
        </table:table-row>
        <table:table-row table:style-name="ro1">
          <table:table-cell table:style-name="ce2" office:value-type="float" office:value="9239111" calcext:value-type="float">
            <text:p>9239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100 0402</text:p>
          </table:table-cell>
          <table:table-cell office:value-type="float" office:value="2072515" calcext:value-type="float">
            <text:p>2072515</text:p>
          </table:table-cell>
          <table:table-cell/>
        </table:table-row>
        <table:table-row table:style-name="ro1">
          <table:table-cell office:value-type="float" office:value="2405785" calcext:value-type="float">
            <text:p>2405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26M TCXO XTAL-25x20</text:p>
          </table:table-cell>
          <table:table-cell table:number-columns-repeated="2"/>
        </table:table-row>
        <table:table-row table:style-name="ro1">
          <table:table-cell office:value-type="float" office:value="1417667" calcext:value-type="float">
            <text:p>1417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NC7SZ04 SOT-23-5</text:p>
          </table:table-cell>
          <table:table-cell table:number-columns-repeated="2"/>
        </table:table-row>
        <table:table-row table:style-name="ro1">
          <table:table-cell office:value-type="float" office:value="1738905" calcext:value-type="float">
            <text:p>173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K 0603-L</text:p>
          </table:table-cell>
          <table:table-cell table:number-columns-repeated="2"/>
        </table:table-row>
        <table:table-row table:style-name="ro1">
          <table:table-cell office:value-type="float" office:value="2506952" calcext:value-type="float">
            <text:p>2506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26M XTAL-20x16</text:p>
          </table:table-cell>
          <table:table-cell table:number-columns-repeated="2"/>
        </table:table-row>
        <table:table-row table:style-name="ro1">
          <table:table-cell table:style-name="ce2" office:value-type="float" office:value="1797012" calcext:value-type="float">
            <text:p>1797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x 2u2 0603-L</text:p>
          </table:table-cell>
          <table:table-cell office:value-type="float" office:value="1845734" calcext:value-type="float">
            <text:p>1845734</text:p>
          </table:table-cell>
          <table:table-cell/>
        </table:table-row>
        <table:table-row table:style-name="ro1">
          <table:table-cell table:style-name="ce2" office:value-type="float" office:value="1469746" calcext:value-type="float">
            <text:p>14697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1M 0603-L</text:p>
          </table:table-cell>
          <table:table-cell office:value-type="float" office:value="2447285" calcext:value-type="float">
            <text:p>2447285</text:p>
          </table:table-cell>
          <table:table-cell/>
        </table:table-row>
        <table:table-row table:style-name="ro1">
          <table:table-cell table:style-name="ce2" office:value-type="float" office:value="2496825" calcext:value-type="float">
            <text:p>24968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x 10n 0603-L</text:p>
          </table:table-cell>
          <table:table-cell office:value-type="float" office:value="2666890" calcext:value-type="float">
            <text:p>2666890</text:p>
          </table:table-cell>
          <table:table-cell/>
        </table:table-row>
        <table:table-row table:style-name="ro1">
          <table:table-cell office:value-type="float" office:value="2464412" calcext:value-type="float">
            <text:p>2464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NCP380 DFN-6-E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7:40:36.327962266</dc:date>
    <meta:editing-duration>PT8M52S</meta:editing-duration>
    <meta:editing-cycles>2</meta:editing-cycles>
    <meta:generator>LibreOffice/5.1.6.2$Linux_X86_64 LibreOffice_project/10m0$Build-2</meta:generator>
    <meta:document-statistic meta:table-count="1" meta:cell-count="103" meta:object-count="0"/>
  </office:meta>
</office:document-meta>
</file>